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715703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80848" calcext:value-type="float">
            <text:p>127.1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5703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34672" calcext:value-type="float">
            <text:p>126.5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5703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4504" calcext:value-type="float">
            <text:p>124.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5703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49128" calcext:value-type="float">
            <text:p>124.8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5703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42704" calcext:value-type="float">
            <text:p>123.7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5703</text:p>
          </table:table-cell>
          <table:table-cell office:value-type="string" calcext:value-type="string">
            <text:p>201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916" calcext:value-type="float">
            <text:p>123.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5703</text:p>
          </table:table-cell>
          <table:table-cell office:value-type="string" calcext:value-type="string">
            <text:p>2016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77984" calcext:value-type="float">
            <text:p>124.0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5703</text:p>
          </table:table-cell>
          <table:table-cell office:value-type="string" calcext:value-type="string">
            <text:p>201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44728" calcext:value-type="float">
            <text:p>127.7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5703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0184" calcext:value-type="float">
            <text:p>121.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5703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42888" calcext:value-type="float">
            <text:p>120.6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5703</text:p>
          </table:table-cell>
          <table:table-cell office:value-type="string" calcext:value-type="string">
            <text:p>201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10784" calcext:value-type="float">
            <text:p>119.8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5703</text:p>
          </table:table-cell>
          <table:table-cell office:value-type="string" calcext:value-type="string">
            <text:p>200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6072" calcext:value-type="float">
            <text:p>120.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5703</text:p>
          </table:table-cell>
          <table:table-cell office:value-type="string" calcext:value-type="string">
            <text:p>200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76344" calcext:value-type="float">
            <text:p>118.5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5703</text:p>
          </table:table-cell>
          <table:table-cell office:value-type="string" calcext:value-type="string">
            <text:p>200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07664" calcext:value-type="float">
            <text:p>117.7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5703</text:p>
          </table:table-cell>
          <table:table-cell office:value-type="string" calcext:value-type="string">
            <text:p>200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1752" calcext:value-type="float">
            <text:p>117.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5703</text:p>
          </table:table-cell>
          <table:table-cell office:value-type="string" calcext:value-type="string">
            <text:p>200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9672" calcext:value-type="float">
            <text:p>117.0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5703</text:p>
          </table:table-cell>
          <table:table-cell office:value-type="string" calcext:value-type="string">
            <text:p>200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95856" calcext:value-type="float">
            <text:p>116.1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5703</text:p>
          </table:table-cell>
          <table:table-cell office:value-type="string" calcext:value-type="string">
            <text:p>200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54736" calcext:value-type="float">
            <text:p>114.8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